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29346" officeooo:paragraph-rsid="00129346"/>
    </style:style>
    <style:style style:name="P2" style:family="paragraph" style:parent-style-name="Standard">
      <style:text-properties officeooo:rsid="00129346" officeooo:paragraph-rsid="001444c7"/>
    </style:style>
    <style:style style:name="P3" style:family="paragraph" style:parent-style-name="Standard">
      <style:text-properties officeooo:rsid="001444c7" officeooo:paragraph-rsid="001444c7"/>
    </style:style>
    <style:style style:name="P4" style:family="paragraph" style:parent-style-name="Standard">
      <style:text-properties officeooo:rsid="001642f6" officeooo:paragraph-rsid="001642f6"/>
    </style:style>
    <style:style style:name="P5" style:family="paragraph" style:parent-style-name="Standard">
      <style:text-properties officeooo:rsid="0017d7e5" officeooo:paragraph-rsid="0017d7e5"/>
    </style:style>
    <style:style style:name="P6" style:family="paragraph" style:parent-style-name="Standard">
      <style:text-properties officeooo:rsid="001a7670" officeooo:paragraph-rsid="001a7670"/>
    </style:style>
    <style:style style:name="P7" style:family="paragraph" style:parent-style-name="Standard">
      <style:text-properties officeooo:rsid="001c78b7" officeooo:paragraph-rsid="001c78b7"/>
    </style:style>
    <style:style style:name="T1" style:family="text">
      <style:text-properties officeooo:rsid="001444c7"/>
    </style:style>
    <style:style style:name="T2" style:family="text">
      <style:text-properties officeooo:rsid="001a7670"/>
    </style:style>
    <style:style style:name="T3" style:family="text">
      <style:text-properties officeooo:rsid="001b80f1"/>
    </style:style>
    <style:style style:name="T4" style:family="text">
      <style:text-properties officeooo:rsid="001c78b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) Modern Web Services: How we serve up our content</text:p>
      <text:p text:style-name="P1"/>
      <text:p text:style-name="P1">2) About me</text:p>
      <text:p text:style-name="P1"/>
      <text:p text:style-name="P1">3) Transparancy</text:p>
      <text:p text:style-name="P1"><text:tab/>a) <text:span text:style-name="T1">M</text:span>uch longer and boring</text:p>
      <text:p text:style-name="P1"><text:tab/>b) <text:span text:style-name="T1">Th</text:span>ank Antonio</text:p>
      <text:p text:style-name="P1"/>
      <text:p text:style-name="P1">4) Questions? Comments?</text:p>
      <text:p text:style-name="P1"><text:tab/>a) <text:span text:style-name="T1">R</text:span>aise hand</text:p>
      <text:p text:style-name="P2"><text:tab/><text:span text:style-name="T1">b) I may miss a key point</text:span></text:p>
      <text:p text:style-name="P2"><text:span text:style-name="T1"><text:tab/>c) Clarification is need</text:span></text:p>
      <text:p text:style-name="P1"/>
      <text:p text:style-name="P1">5) Overview</text:p>
      <text:p text:style-name="P1"><text:tab/>a) broad definition of content</text:p>
      <text:p text:style-name="P1"><text:tab/>b) talk about common web services and patterns</text:p>
      <text:p text:style-name="P1"><text:tab/>c) lots of different techniques, we are only covering a handful <text:s/></text:p>
      <text:p text:style-name="P1"/>
      <text:p text:style-name="P1">6) Single <text:span text:style-name="T1">server</text:span></text:p>
      <text:p text:style-name="P1"><text:s/><text:tab/><text:span text:style-name="T1">a) We have a single web server</text:span></text:p>
      <text:p text:style-name="P1"><text:s/><text:tab/><text:span text:style-name="T1">b</text:span>) Clients are anything that may make a request for your content/service</text:p>
      <text:p text:style-name="P1"><text:tab/><text:span text:style-name="T1">c</text:span>) Chrome, Firefox, mobile apps (native and non-native), other services you built a SaaS product</text:p>
      <text:p text:style-name="P2"><text:span text:style-name="T1"><text:tab/>d) Examples will be using a script style application.</text:span></text:p>
      <text:p text:style-name="P2"><text:span text:style-name="T1"><text:tab/>e) Normally behind a web server, Apache, NGINX, etc…o</text:span></text:p>
      <text:p text:style-name="P3"><text:tab/>f) DB could be a Relational Database, MySQL, Postgres, MSSQL or a NoSQL database, like <text:tab/>MongoDB, CouchDB, Redis, etc…</text:p>
      <text:p text:style-name="P3"><text:tab/>g) Very common pattern, especially in startups – possibly an MVP</text:p>
      <text:p text:style-name="P3"><text:tab/>h) Initial configuration is really easy, basically a dev environment too</text:p>
      <text:p text:style-name="P3"><text:tab/>i) Can handle a fair number or users, enough to try an MVP</text:p>
      <text:p text:style-name="P3"><text:tab/>j) MVP: Allows order of custom anvils – size, shapes, colors</text:p>
      <text:p text:style-name="P3"/>
      <text:p text:style-name="P4">7) Scaling problems</text:p>
      <text:p text:style-name="P4"><text:tab/>a) Start getting orders</text:p>
      <text:p text:style-name="P4"><text:tab/>b) And even more orders</text:p>
      <text:p text:style-name="P4"><text:tab/>c) More features, custom logo, order notifications, reports</text:p>
      <text:p text:style-name="P4"><text:tab/>d) Too much traffic and the site is slowing down</text:p>
      <text:p text:style-name="P4"/>
      <text:p text:style-name="P4">8) Common problems</text:p>
      <text:p text:style-name="P4"><text:tab/>a) We have 10 people browsing the site downloading HTML, CSS, JS – possibly many dozens of requests per page load</text:p>
      <text:p text:style-name="P4"><text:tab/>b) The database needs CPU time and memory too</text:p>
      <text:p text:style-name="P4"><text:tab/>c) Our own employees interact with the ecommerce system during business hours – adding more load</text:p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9) What can we do?</text:p>
      <text:p text:style-name="P4"><text:tab/>a) Reduce the number of requests</text:p>
      <text:p text:style-name="P4"><text:tab/>b) Upgrade, add more CPUs and memory to the server (vertical)</text:p>
      <text:p text:style-name="P4"><text:tab/>d) Add more servers</text:p>
      <text:p text:style-name="P4"><text:tab/>e) Larger servers only go so far – we need redundancy, we want to minimize downtown when upgrading</text:p>
      <text:p text:style-name="P4"/>
      <text:p text:style-name="P4">10) Reduce the number of requests</text:p>
      <text:p text:style-name="P4"><text:tab/>a) We have two kinds of pages – static and dynamic</text:p>
      <text:p text:style-name="P4"><text:tab/>b) Those reference many dozens of assets – CSS, JS, images, pfds (sales borcure)</text:p>
      <text:p text:style-name="P4"><text:tab/>c) By moving the static assets off to a CDN</text:p>
      <text:p text:style-name="P4"><text:tab/>d) Eliminates a huge number of request – may only need to serve the HTML now</text:p>
      <text:p text:style-name="P4"/>
      <text:p text:style-name="P5">11) Database grows</text:p>
      <text:p text:style-name="P5"><text:tab/>a) Database starts taking a lot of resources</text:p>
      <text:p text:style-name="P5"><text:tab/>b) Someone runs reports in the middle of day – slows web page serving down</text:p>
      <text:p text:style-name="P5"><text:tab/>c) Move the database to it’s own server</text:p>
      <text:p text:style-name="P5"/>
      <text:p text:style-name="P5">12) Web server bottles necks again</text:p>
      <text:p text:style-name="P5"><text:tab/>a) Updates (application, server) take the site offline for a short period of time</text:p>
      <text:p text:style-name="P5"><text:tab/>b) Occasionally our cloud provider has a hiccup</text:p>
      <text:p text:style-name="P5"><text:tab/>c) Redundancy and increase capacity</text:p>
      <text:p text:style-name="P5"><text:tab/>d) Load balancer</text:p>
      <text:p text:style-name="P5"><text:tab/>e) Can do maintenance/updates without taking system download</text:p>
      <text:p text:style-name="P5"><text:tab/>f) If a single web server does offline the impact isn’t as bad (get some 504 errors)</text:p>
      <text:p text:style-name="P5"/>
      <text:p text:style-name="P5">13) Scale the database and add redundancy</text:p>
      <text:p text:style-name="P5"><text:tab/>a) Have the same downtime and load issues we had with the web services</text:p>
      <text:p text:style-name="P5"><text:tab/>b) Solution is similar, but not exactly – data consistency has some extra problems</text:p>
      <text:p text:style-name="P5"><text:tab/>c) Master server handles reads and writes</text:p>
      <text:p text:style-name="P5"><text:tab/>d) Slaves handle reads and we spread reads across the slaves and master</text:p>
      <text:p text:style-name="P5"><text:tab/>e) Master is a bottle neck, but with tracks we can kick that can down the road</text:p>
      <text:p text:style-name="P5"><text:tab/>f) Some systems have failover modes that will allow “hot master” to take over or the promotion of a slave</text:p>
      <text:p text:style-name="P5"/>
      <text:p text:style-name="P5">14) Read/write API</text:p>
      <text:p text:style-name="P5"><text:tab/>a) Creating a service that the web servers talk to rather then db allows for introduction of multiple database systems</text:p>
      <text:p text:style-name="P5"><text:tab/>b) Can help with database scaling problems</text:p>
      <text:p text:style-name="P5"><text:tab/>c) Can make switching or phasing out databases easier</text:p>
      <text:p text:style-name="P5"><text:tab/>d) Allows for caching denormalized data further reducing reads</text:p>
      <text:p text:style-name="P5"/>
      <text:p text:style-name="P5">15) Background <text:span text:style-name="T2">processing</text:span></text:p>
      <text:p text:style-name="P4"><text:tab/><text:span text:style-name="T3">a) ACME adds an affiliate program and affiliates and generate reports</text:span></text:p>
      <text:p text:style-name="P4"><text:tab/><text:span text:style-name="T3">c) Also we have to do some processing on upload logos and the upload is one of the slower requests</text:span></text:p>
      <text:p text:style-name="P4"><text:tab/><text:span text:style-name="T3">b) Don’t want the web servers generating large reports – may import other users</text:span></text:p>
      <text:p text:style-name="P4"><text:tab/><text:span text:style-name="T3">c) Data exports, processing of uploads – data, images, etc…</text:span></text:p>
      <text:p text:style-name="P6"><text:soft-page-break/>16) Message queue</text:p>
      <text:p text:style-name="P6"><text:tab/><text:span text:style-name="T3">a) Report generation requests creates a message and puts it in a job queue</text:span></text:p>
      <text:p text:style-name="P7"><text:tab/>b) Workers process the report job and upload PDF to Amazon S3 and tells the db (not pictured) that the job is done, then sends the user a notifiaction</text:p>
      <text:p text:style-name="P7"><text:tab/>c) User can access site see the jobs is done and we serve the report from AWS S3</text:p>
      <text:p text:style-name="P7"><text:tab/>d) We move the image processing in to it’s own job queue – upload image to S3 for internal use and update databases</text:p>
      <text:p text:style-name="P7"><text:tab/>e) Different types of queues – fanout, job queue, RPC, pub/sub</text:p>
      <text:p text:style-name="P6"/>
      <text:p text:style-name="P6">17) Next</text:p>
      <text:p text:style-name="P6"><text:tab/>a) Try out different services and platforms</text:p>
      <text:p text:style-name="P6"><text:tab/><text:span text:style-name="T4">b) Further reading</text:span></text:p>
      <text:p text:style-name="P6"/>
      <text:p text:style-name="P6">18) Done</text:p>
      <text:p text:style-name="P6"><text:tab/>a) AWS Services and Serverless Resources</text:p>
      <text:p text:style-name="P6"><text:tab/>b) Friday, April 28, 2017 @ 6:30PM</text:p>
      <text:p text:style-name="P6"/>
      <text:p text:style-name="P6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/>
      <text:p text:style-name="P1"><text:tab/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6T19:24:02.003000000</meta:creation-date>
    <dc:date>2017-03-26T20:26:17.613000000</dc:date>
    <meta:editing-duration>PT37M44S</meta:editing-duration>
    <meta:editing-cycles>5</meta:editing-cycles>
    <meta:generator>LibreOffice/5.3.1.2$Windows_X86_64 LibreOffice_project/e80a0e0fd1875e1696614d24c32df0f95f03deb2</meta:generator>
    <meta:document-statistic meta:table-count="0" meta:image-count="0" meta:object-count="0" meta:page-count="3" meta:paragraph-count="84" meta:word-count="770" meta:character-count="4360" meta:non-whitespace-character-count="3588"/>
  </office:meta>
</office:document-meta>
</file>